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ards</text:p>
          </table:table-cell>
          <table:table-cell office:value-type="string" calcext:value-type="string">
            <text:p>Instant: If you control Rule 22, your opponent discards three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2">00/00/0000</text:date>, <text:time style:data-style-name="N2" text:time-value="13:20:23.7737477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7-12T14:54:11.454253322</dc:date>
    <meta:editing-duration>P5DT20H13M23S</meta:editing-duration>
    <meta:editing-cycles>818</meta:editing-cycles>
    <meta:document-statistic meta:table-count="10" meta:cell-count="1899" meta:object-count="0"/>
  </office:meta>
</office:document-meta>
</file>